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34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8000000" calcext:value-type="float">
            <text:p>8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1.604959" calcext:value-type="float">
            <text:p>11.604959</text:p>
          </table:table-cell>
          <table:table-cell table:style-name="ce14" table:formula="of:=[$dadosV1.$A13]" office:value-type="float" office:value="9.813743" calcext:value-type="float">
            <text:p>9.813743</text:p>
          </table:table-cell>
          <table:table-cell table:style-name="ce14" table:formula="of:=[$dadosV1.$A24]" office:value-type="float" office:value="9.572114" calcext:value-type="float">
            <text:p>9.572114</text:p>
          </table:table-cell>
          <table:table-cell table:style-name="ce14" table:formula="of:=[$dadosV1.$A35]" office:value-type="float" office:value="9.49839" calcext:value-type="float">
            <text:p>9.498390</text:p>
          </table:table-cell>
          <table:table-cell table:style-name="ce14" table:formula="of:=[$dadosV1.$A46]" office:value-type="float" office:value="10.203682" calcext:value-type="float">
            <text:p>10.203682</text:p>
          </table:table-cell>
          <table:table-cell table:style-name="ce14" table:formula="of:=[$dadosV1.$A57]" office:value-type="float" office:value="9.600486" calcext:value-type="float">
            <text:p>9.600486</text:p>
          </table:table-cell>
          <table:table-cell table:style-name="ce14" table:formula="of:=[$dadosV1.$A68]" office:value-type="float" office:value="9.728302" calcext:value-type="float">
            <text:p>9.728302</text:p>
          </table:table-cell>
          <table:table-cell table:style-name="ce14" table:formula="of:=[$dadosV1.$A79]" office:value-type="float" office:value="9.621823" calcext:value-type="float">
            <text:p>9.62182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1.470776" calcext:value-type="float">
            <text:p>11.470776</text:p>
          </table:table-cell>
          <table:table-cell table:style-name="ce14" table:formula="of:=[$dadosV1.$A14]" office:value-type="float" office:value="9.857478" calcext:value-type="float">
            <text:p>9.857478</text:p>
          </table:table-cell>
          <table:table-cell table:style-name="ce14" table:formula="of:=[$dadosV1.$A25]" office:value-type="float" office:value="9.542841" calcext:value-type="float">
            <text:p>9.542841</text:p>
          </table:table-cell>
          <table:table-cell table:style-name="ce14" table:formula="of:=[$dadosV1.$A36]" office:value-type="float" office:value="9.524715" calcext:value-type="float">
            <text:p>9.524715</text:p>
          </table:table-cell>
          <table:table-cell table:style-name="ce14" table:formula="of:=[$dadosV1.$A47]" office:value-type="float" office:value="10.059284" calcext:value-type="float">
            <text:p>10.059284</text:p>
          </table:table-cell>
          <table:table-cell table:style-name="ce14" table:formula="of:=[$dadosV1.$A58]" office:value-type="float" office:value="9.681398" calcext:value-type="float">
            <text:p>9.681398</text:p>
          </table:table-cell>
          <table:table-cell table:style-name="ce14" table:formula="of:=[$dadosV1.$A69]" office:value-type="float" office:value="9.322785" calcext:value-type="float">
            <text:p>9.322785</text:p>
          </table:table-cell>
          <table:table-cell table:style-name="ce14" table:formula="of:=[$dadosV1.$A80]" office:value-type="float" office:value="9.646035" calcext:value-type="float">
            <text:p>9.6460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1.498683" calcext:value-type="float">
            <text:p>11.498683</text:p>
          </table:table-cell>
          <table:table-cell table:style-name="ce14" table:formula="of:=[$dadosV1.$A15]" office:value-type="float" office:value="9.89388" calcext:value-type="float">
            <text:p>9.893880</text:p>
          </table:table-cell>
          <table:table-cell table:style-name="ce14" table:formula="of:=[$dadosV1.$A26]" office:value-type="float" office:value="9.595218" calcext:value-type="float">
            <text:p>9.595218</text:p>
          </table:table-cell>
          <table:table-cell table:style-name="ce14" table:formula="of:=[$dadosV1.$A37]" office:value-type="float" office:value="9.393272" calcext:value-type="float">
            <text:p>9.393272</text:p>
          </table:table-cell>
          <table:table-cell table:style-name="ce14" table:formula="of:=[$dadosV1.$A48]" office:value-type="float" office:value="9.60241" calcext:value-type="float">
            <text:p>9.602410</text:p>
          </table:table-cell>
          <table:table-cell table:style-name="ce14" table:formula="of:=[$dadosV1.$A59]" office:value-type="float" office:value="9.551478" calcext:value-type="float">
            <text:p>9.551478</text:p>
          </table:table-cell>
          <table:table-cell table:style-name="ce14" table:formula="of:=[$dadosV1.$A70]" office:value-type="float" office:value="9.348787" calcext:value-type="float">
            <text:p>9.348787</text:p>
          </table:table-cell>
          <table:table-cell table:style-name="ce14" table:formula="of:=[$dadosV1.$A81]" office:value-type="float" office:value="9.323782" calcext:value-type="float">
            <text:p>9.3237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1.731947" calcext:value-type="float">
            <text:p>11.731947</text:p>
          </table:table-cell>
          <table:table-cell table:style-name="ce14" table:formula="of:=[$dadosV1.$A16]" office:value-type="float" office:value="9.942333" calcext:value-type="float">
            <text:p>9.942333</text:p>
          </table:table-cell>
          <table:table-cell table:style-name="ce14" table:formula="of:=[$dadosV1.$A27]" office:value-type="float" office:value="9.578351" calcext:value-type="float">
            <text:p>9.578351</text:p>
          </table:table-cell>
          <table:table-cell table:style-name="ce14" table:formula="of:=[$dadosV1.$A38]" office:value-type="float" office:value="9.580048" calcext:value-type="float">
            <text:p>9.580048</text:p>
          </table:table-cell>
          <table:table-cell table:style-name="ce14" table:formula="of:=[$dadosV1.$A49]" office:value-type="float" office:value="9.418483" calcext:value-type="float">
            <text:p>9.418483</text:p>
          </table:table-cell>
          <table:table-cell table:style-name="ce14" table:formula="of:=[$dadosV1.$A60]" office:value-type="float" office:value="9.424646" calcext:value-type="float">
            <text:p>9.424646</text:p>
          </table:table-cell>
          <table:table-cell table:style-name="ce14" table:formula="of:=[$dadosV1.$A71]" office:value-type="float" office:value="9.612974" calcext:value-type="float">
            <text:p>9.612974</text:p>
          </table:table-cell>
          <table:table-cell table:style-name="ce14" table:formula="of:=[$dadosV1.$A82]" office:value-type="float" office:value="9.625724" calcext:value-type="float">
            <text:p>9.62572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1.429602" calcext:value-type="float">
            <text:p>11.429602</text:p>
          </table:table-cell>
          <table:table-cell table:style-name="ce14" table:formula="of:=[$dadosV1.$A17]" office:value-type="float" office:value="9.938985" calcext:value-type="float">
            <text:p>9.938985</text:p>
          </table:table-cell>
          <table:table-cell table:style-name="ce14" table:formula="of:=[$dadosV1.$A28]" office:value-type="float" office:value="9.56456" calcext:value-type="float">
            <text:p>9.564560</text:p>
          </table:table-cell>
          <table:table-cell table:style-name="ce14" table:formula="of:=[$dadosV1.$A39]" office:value-type="float" office:value="9.334049" calcext:value-type="float">
            <text:p>9.334049</text:p>
          </table:table-cell>
          <table:table-cell table:style-name="ce14" table:formula="of:=[$dadosV1.$A50]" office:value-type="float" office:value="9.402304" calcext:value-type="float">
            <text:p>9.402304</text:p>
          </table:table-cell>
          <table:table-cell table:style-name="ce14" table:formula="of:=[$dadosV1.$A61]" office:value-type="float" office:value="9.573806" calcext:value-type="float">
            <text:p>9.573806</text:p>
          </table:table-cell>
          <table:table-cell table:style-name="ce14" table:formula="of:=[$dadosV1.$A72]" office:value-type="float" office:value="9.336311" calcext:value-type="float">
            <text:p>9.336311</text:p>
          </table:table-cell>
          <table:table-cell table:style-name="ce14" table:formula="of:=[$dadosV1.$A83]" office:value-type="float" office:value="9.647846" calcext:value-type="float">
            <text:p>9.64784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1.554488" calcext:value-type="float">
            <text:p>11.554488</text:p>
          </table:table-cell>
          <table:table-cell table:style-name="ce14" table:formula="of:=[$dadosV1.$A18]" office:value-type="float" office:value="9.952566" calcext:value-type="float">
            <text:p>9.952566</text:p>
          </table:table-cell>
          <table:table-cell table:style-name="ce14" table:formula="of:=[$dadosV1.$A29]" office:value-type="float" office:value="9.545031" calcext:value-type="float">
            <text:p>9.545031</text:p>
          </table:table-cell>
          <table:table-cell table:style-name="ce14" table:formula="of:=[$dadosV1.$A40]" office:value-type="float" office:value="9.327223" calcext:value-type="float">
            <text:p>9.327223</text:p>
          </table:table-cell>
          <table:table-cell table:style-name="ce14" table:formula="of:=[$dadosV1.$A51]" office:value-type="float" office:value="9.42362" calcext:value-type="float">
            <text:p>9.423620</text:p>
          </table:table-cell>
          <table:table-cell table:style-name="ce14" table:formula="of:=[$dadosV1.$A62]" office:value-type="float" office:value="9.604205" calcext:value-type="float">
            <text:p>9.604205</text:p>
          </table:table-cell>
          <table:table-cell table:style-name="ce14" table:formula="of:=[$dadosV1.$A73]" office:value-type="float" office:value="9.328767" calcext:value-type="float">
            <text:p>9.328767</text:p>
          </table:table-cell>
          <table:table-cell table:style-name="ce14" table:formula="of:=[$dadosV1.$A84]" office:value-type="float" office:value="9.631001" calcext:value-type="float">
            <text:p>9.631001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1.427566" calcext:value-type="float">
            <text:p>11.427566</text:p>
          </table:table-cell>
          <table:table-cell table:style-name="ce14" table:formula="of:=[$dadosV1.$A19]" office:value-type="float" office:value="9.800785" calcext:value-type="float">
            <text:p>9.800785</text:p>
          </table:table-cell>
          <table:table-cell table:style-name="ce14" table:formula="of:=[$dadosV1.$A30]" office:value-type="float" office:value="9.446165" calcext:value-type="float">
            <text:p>9.446165</text:p>
          </table:table-cell>
          <table:table-cell table:style-name="ce14" table:formula="of:=[$dadosV1.$A41]" office:value-type="float" office:value="9.529672" calcext:value-type="float">
            <text:p>9.529672</text:p>
          </table:table-cell>
          <table:table-cell table:style-name="ce14" table:formula="of:=[$dadosV1.$A52]" office:value-type="float" office:value="9.41777" calcext:value-type="float">
            <text:p>9.417770</text:p>
          </table:table-cell>
          <table:table-cell table:style-name="ce14" table:formula="of:=[$dadosV1.$A63]" office:value-type="float" office:value="9.686929" calcext:value-type="float">
            <text:p>9.686929</text:p>
          </table:table-cell>
          <table:table-cell table:style-name="ce14" table:formula="of:=[$dadosV1.$A74]" office:value-type="float" office:value="9.615899" calcext:value-type="float">
            <text:p>9.615899</text:p>
          </table:table-cell>
          <table:table-cell table:style-name="ce14" table:formula="of:=[$dadosV1.$A85]" office:value-type="float" office:value="9.63012" calcext:value-type="float">
            <text:p>9.63012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1.595639" calcext:value-type="float">
            <text:p>11.595639</text:p>
          </table:table-cell>
          <table:table-cell table:style-name="ce14" table:formula="of:=[$dadosV1.$A20]" office:value-type="float" office:value="9.839506" calcext:value-type="float">
            <text:p>9.839506</text:p>
          </table:table-cell>
          <table:table-cell table:style-name="ce14" table:formula="of:=[$dadosV1.$A31]" office:value-type="float" office:value="9.515963" calcext:value-type="float">
            <text:p>9.515963</text:p>
          </table:table-cell>
          <table:table-cell table:style-name="ce14" table:formula="of:=[$dadosV1.$A42]" office:value-type="float" office:value="9.532709" calcext:value-type="float">
            <text:p>9.532709</text:p>
          </table:table-cell>
          <table:table-cell table:style-name="ce14" table:formula="of:=[$dadosV1.$A53]" office:value-type="float" office:value="9.42443" calcext:value-type="float">
            <text:p>9.424430</text:p>
          </table:table-cell>
          <table:table-cell table:style-name="ce14" table:formula="of:=[$dadosV1.$A64]" office:value-type="float" office:value="9.759539" calcext:value-type="float">
            <text:p>9.759539</text:p>
          </table:table-cell>
          <table:table-cell table:style-name="ce14" table:formula="of:=[$dadosV1.$A75]" office:value-type="float" office:value="9.611996" calcext:value-type="float">
            <text:p>9.611996</text:p>
          </table:table-cell>
          <table:table-cell table:style-name="ce14" table:formula="of:=[$dadosV1.$A86]" office:value-type="float" office:value="9.607288" calcext:value-type="float">
            <text:p>9.60728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1.67591" calcext:value-type="float">
            <text:p>11.675910</text:p>
          </table:table-cell>
          <table:table-cell table:style-name="ce14" table:formula="of:=[$dadosV1.$A21]" office:value-type="float" office:value="9.895883" calcext:value-type="float">
            <text:p>9.895883</text:p>
          </table:table-cell>
          <table:table-cell table:style-name="ce14" table:formula="of:=[$dadosV1.$A32]" office:value-type="float" office:value="9.538695" calcext:value-type="float">
            <text:p>9.538695</text:p>
          </table:table-cell>
          <table:table-cell table:style-name="ce14" table:formula="of:=[$dadosV1.$A43]" office:value-type="float" office:value="9.527129" calcext:value-type="float">
            <text:p>9.527129</text:p>
          </table:table-cell>
          <table:table-cell table:style-name="ce14" table:formula="of:=[$dadosV1.$A54]" office:value-type="float" office:value="9.408825" calcext:value-type="float">
            <text:p>9.408825</text:p>
          </table:table-cell>
          <table:table-cell table:style-name="ce14" table:formula="of:=[$dadosV1.$A65]" office:value-type="float" office:value="9.558425" calcext:value-type="float">
            <text:p>9.558425</text:p>
          </table:table-cell>
          <table:table-cell table:style-name="ce14" table:formula="of:=[$dadosV1.$A76]" office:value-type="float" office:value="9.666345" calcext:value-type="float">
            <text:p>9.666345</text:p>
          </table:table-cell>
          <table:table-cell table:style-name="ce14" table:formula="of:=[$dadosV1.$A87]" office:value-type="float" office:value="9.633103" calcext:value-type="float">
            <text:p>9.63310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1.411701" calcext:value-type="float">
            <text:p>11.411701</text:p>
          </table:table-cell>
          <table:table-cell table:style-name="ce14" table:formula="of:=[$dadosV1.$A22]" office:value-type="float" office:value="9.920854" calcext:value-type="float">
            <text:p>9.920854</text:p>
          </table:table-cell>
          <table:table-cell table:style-name="ce14" table:formula="of:=[$dadosV1.$A33]" office:value-type="float" office:value="9.513628" calcext:value-type="float">
            <text:p>9.513628</text:p>
          </table:table-cell>
          <table:table-cell table:style-name="ce14" table:formula="of:=[$dadosV1.$A44]" office:value-type="float" office:value="10.432028" calcext:value-type="float">
            <text:p>10.432028</text:p>
          </table:table-cell>
          <table:table-cell table:style-name="ce14" table:formula="of:=[$dadosV1.$A55]" office:value-type="float" office:value="9.607929" calcext:value-type="float">
            <text:p>9.607929</text:p>
          </table:table-cell>
          <table:table-cell table:style-name="ce14" table:formula="of:=[$dadosV1.$A66]" office:value-type="float" office:value="9.70046" calcext:value-type="float">
            <text:p>9.700460</text:p>
          </table:table-cell>
          <table:table-cell table:style-name="ce14" table:formula="of:=[$dadosV1.$A77]" office:value-type="float" office:value="9.6581" calcext:value-type="float">
            <text:p>9.658100</text:p>
          </table:table-cell>
          <table:table-cell table:style-name="ce14" table:formula="of:=[$dadosV1.$A88]" office:value-type="float" office:value="9.549689" calcext:value-type="float">
            <text:p>9.549689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1540.13" calcext:value-type="float">
            <text:p>11540,13</text:p>
          </table:table-cell>
          <table:table-cell table:style-name="ce19" table:formula="of:=ROUND(SUM([.C5:.C14])*1000/10;0)" office:value-type="float" office:value="9886" calcext:value-type="float">
            <text:p>9.886,00</text:p>
          </table:table-cell>
          <table:table-cell table:style-name="ce6" table:formula="of:=ROUND(SUM([.D5:.D14])*1000/10;0)" office:value-type="float" office:value="9541" calcext:value-type="float">
            <text:p>9541</text:p>
          </table:table-cell>
          <table:table-cell table:style-name="ce6" table:formula="of:=ROUND(SUM([.E5:.E14])*1000/10;0)" office:value-type="float" office:value="9568" calcext:value-type="float">
            <text:p>9568</text:p>
          </table:table-cell>
          <table:table-cell table:style-name="ce6" table:formula="of:=ROUND(SUM([.F5:.F14])*1000/10;0)" office:value-type="float" office:value="9597" calcext:value-type="float">
            <text:p>9597</text:p>
          </table:table-cell>
          <table:table-cell table:style-name="ce6" table:formula="of:=ROUND(SUM([.G5:.G14])*1000/10;0)" office:value-type="float" office:value="9614" calcext:value-type="float">
            <text:p>9614</text:p>
          </table:table-cell>
          <table:table-cell table:style-name="ce6" table:formula="of:=ROUND(SUM([.H5:.H14])*1000/10;0)" office:value-type="float" office:value="9523" calcext:value-type="float">
            <text:p>9523</text:p>
          </table:table-cell>
          <table:table-cell table:style-name="ce6" table:formula="of:=ROUND(SUM([.I5:.I14])*1000/10;0)" office:value-type="float" office:value="9592" calcext:value-type="float">
            <text:p>959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17" calcext:value-type="float">
            <text:p>1,17</text:p>
          </table:table-cell>
          <table:table-cell table:style-name="ce20" table:formula="of:=ROUND([.$B18]/[.D18];2)" office:value-type="float" office:value="1.21" calcext:value-type="float">
            <text:p>1,21</text:p>
          </table:table-cell>
          <table:table-cell table:style-name="ce20" table:formula="of:=ROUND([.$B18]/[.E18];2)" office:value-type="float" office:value="1.21" calcext:value-type="float">
            <text:p>1,21</text:p>
          </table:table-cell>
          <table:table-cell table:style-name="ce20" table:formula="of:=ROUND([.$B18]/[.F18];2)" office:value-type="float" office:value="1.2" calcext:value-type="float">
            <text:p>1,20</text:p>
          </table:table-cell>
          <table:table-cell table:style-name="ce20" table:formula="of:=ROUND([.$B18]/[.G18];2)" office:value-type="float" office:value="1.2" calcext:value-type="float">
            <text:p>1,20</text:p>
          </table:table-cell>
          <table:table-cell table:style-name="ce20" table:formula="of:=ROUND([.$B18]/[.H18];2)" office:value-type="float" office:value="1.21" calcext:value-type="float">
            <text:p>1,21</text:p>
          </table:table-cell>
          <table:table-cell table:style-name="ce20" table:formula="of:=ROUND([.$B18]/[.I18];2)" office:value-type="float" office:value="1.2" calcext:value-type="float">
            <text:p>1,20</text:p>
          </table:table-cell>
          <table:table-cell table:number-columns-repeated="1015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1" calcext:value-type="float">
            <text:p>1</text:p>
          </table:table-cell>
          <table:table-cell table:style-name="ce6" table:formula="of:=ROUND([.$I$2]/(([.C18]/1000)*1000*1000);0)" office:value-type="float" office:value="1" calcext:value-type="float">
            <text:p>1</text:p>
          </table:table-cell>
          <table:table-cell table:style-name="ce6" table:formula="of:=ROUND([.$I$2]/(([.D18]/1000)*1000*1000);0)" office:value-type="float" office:value="1" calcext:value-type="float">
            <text:p>1</text:p>
          </table:table-cell>
          <table:table-cell table:style-name="ce6" table:formula="of:=ROUND([.$I$2]/(([.E18]/1000)*1000*1000);0)" office:value-type="float" office:value="1" calcext:value-type="float">
            <text:p>1</text:p>
          </table:table-cell>
          <table:table-cell table:style-name="ce6" table:formula="of:=ROUND([.$I$2]/(([.F18]/1000)*1000*1000);0)" office:value-type="float" office:value="1" calcext:value-type="float">
            <text:p>1</text:p>
          </table:table-cell>
          <table:table-cell table:style-name="ce6" table:formula="of:=ROUND([.$I$2]/(([.G18]/1000)*1000*1000);0)" office:value-type="float" office:value="1" calcext:value-type="float">
            <text:p>1</text:p>
          </table:table-cell>
          <table:table-cell table:style-name="ce6" table:formula="of:=ROUND([.$I$2]/(([.H18]/1000)*1000*1000);0)" office:value-type="float" office:value="1" calcext:value-type="float">
            <text:p>1</text:p>
          </table:table-cell>
          <table:table-cell table:style-name="ce6" table:formula="of:=ROUND([.$I$2]/(([.I18]/1000)*1000*1000);0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17" calcext:value-type="float">
            <text:p>1.17</text:p>
          </table:table-cell>
          <table:table-cell table:style-name="ce17" table:formula="of:=[.D19]" office:value-type="float" office:value="1.21" calcext:value-type="float">
            <text:p>1.21</text:p>
          </table:table-cell>
          <table:table-cell table:style-name="ce17" table:formula="of:=[.E19]" office:value-type="float" office:value="1.21" calcext:value-type="float">
            <text:p>1.21</text:p>
          </table:table-cell>
          <table:table-cell table:style-name="ce17" table:formula="of:=[.F19]" office:value-type="float" office:value="1.2" calcext:value-type="float">
            <text:p>1.20</text:p>
          </table:table-cell>
          <table:table-cell table:style-name="ce17" table:formula="of:=[.G19]" office:value-type="float" office:value="1.2" calcext:value-type="float">
            <text:p>1.20</text:p>
          </table:table-cell>
          <table:table-cell table:style-name="ce17" table:formula="of:=[.H19]" office:value-type="float" office:value="1.21" calcext:value-type="float">
            <text:p>1.21</text:p>
          </table:table-cell>
          <table:table-cell table:style-name="ce17" table:formula="of:=[.I19]" office:value-type="float" office:value="1.2" calcext:value-type="float">
            <text:p>1.20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1.604959" calcext:value-type="float">
            <text:p>11,604959</text:p>
          </table:table-cell>
          <table:table-cell table:number-columns-repeated="4"/>
        </table:table-row>
        <table:table-row table:style-name="ro2">
          <table:table-cell office:value-type="float" office:value="11.470776" calcext:value-type="float">
            <text:p>11,470776</text:p>
          </table:table-cell>
          <table:table-cell table:number-columns-repeated="4"/>
        </table:table-row>
        <table:table-row table:style-name="ro2">
          <table:table-cell office:value-type="float" office:value="11.498683" calcext:value-type="float">
            <text:p>11,498683</text:p>
          </table:table-cell>
          <table:table-cell table:number-columns-repeated="4"/>
        </table:table-row>
        <table:table-row table:style-name="ro2">
          <table:table-cell office:value-type="float" office:value="11.731947" calcext:value-type="float">
            <text:p>11,731947</text:p>
          </table:table-cell>
          <table:table-cell table:number-columns-repeated="4"/>
        </table:table-row>
        <table:table-row table:style-name="ro2">
          <table:table-cell office:value-type="float" office:value="11.429602" calcext:value-type="float">
            <text:p>11,429602</text:p>
          </table:table-cell>
          <table:table-cell table:number-columns-repeated="4"/>
        </table:table-row>
        <table:table-row table:style-name="ro2">
          <table:table-cell office:value-type="float" office:value="11.554488" calcext:value-type="float">
            <text:p>11,554488</text:p>
          </table:table-cell>
          <table:table-cell table:number-columns-repeated="4"/>
        </table:table-row>
        <table:table-row table:style-name="ro2">
          <table:table-cell office:value-type="float" office:value="11.427566" calcext:value-type="float">
            <text:p>11,427566</text:p>
          </table:table-cell>
          <table:table-cell table:number-columns-repeated="4"/>
        </table:table-row>
        <table:table-row table:style-name="ro2">
          <table:table-cell office:value-type="float" office:value="11.595639" calcext:value-type="float">
            <text:p>11,595639</text:p>
          </table:table-cell>
          <table:table-cell table:number-columns-repeated="4"/>
        </table:table-row>
        <table:table-row table:style-name="ro2">
          <table:table-cell office:value-type="float" office:value="11.67591" calcext:value-type="float">
            <text:p>11,67591</text:p>
          </table:table-cell>
          <table:table-cell table:number-columns-repeated="4"/>
        </table:table-row>
        <table:table-row table:style-name="ro2">
          <table:table-cell office:value-type="float" office:value="11.411701" calcext:value-type="float">
            <text:p>11,4117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813743" calcext:value-type="float">
            <text:p>9,813743</text:p>
          </table:table-cell>
          <table:table-cell table:number-columns-repeated="4"/>
        </table:table-row>
        <table:table-row table:style-name="ro2">
          <table:table-cell office:value-type="float" office:value="9.857478" calcext:value-type="float">
            <text:p>9,857478</text:p>
          </table:table-cell>
          <table:table-cell table:number-columns-repeated="4"/>
        </table:table-row>
        <table:table-row table:style-name="ro2">
          <table:table-cell office:value-type="float" office:value="9.89388" calcext:value-type="float">
            <text:p>9,89388</text:p>
          </table:table-cell>
          <table:table-cell table:number-columns-repeated="4"/>
        </table:table-row>
        <table:table-row table:style-name="ro2">
          <table:table-cell office:value-type="float" office:value="9.942333" calcext:value-type="float">
            <text:p>9,942333</text:p>
          </table:table-cell>
          <table:table-cell table:number-columns-repeated="4"/>
        </table:table-row>
        <table:table-row table:style-name="ro2">
          <table:table-cell office:value-type="float" office:value="9.938985" calcext:value-type="float">
            <text:p>9,938985</text:p>
          </table:table-cell>
          <table:table-cell table:number-columns-repeated="4"/>
        </table:table-row>
        <table:table-row table:style-name="ro2">
          <table:table-cell office:value-type="float" office:value="9.952566" calcext:value-type="float">
            <text:p>9,952566</text:p>
          </table:table-cell>
          <table:table-cell table:number-columns-repeated="4"/>
        </table:table-row>
        <table:table-row table:style-name="ro2">
          <table:table-cell office:value-type="float" office:value="9.800785" calcext:value-type="float">
            <text:p>9,800785</text:p>
          </table:table-cell>
          <table:table-cell table:number-columns-repeated="4"/>
        </table:table-row>
        <table:table-row table:style-name="ro2">
          <table:table-cell office:value-type="float" office:value="9.839506" calcext:value-type="float">
            <text:p>9,839506</text:p>
          </table:table-cell>
          <table:table-cell table:number-columns-repeated="4"/>
        </table:table-row>
        <table:table-row table:style-name="ro2">
          <table:table-cell office:value-type="float" office:value="9.895883" calcext:value-type="float">
            <text:p>9,895883</text:p>
          </table:table-cell>
          <table:table-cell table:number-columns-repeated="4"/>
        </table:table-row>
        <table:table-row table:style-name="ro2">
          <table:table-cell office:value-type="float" office:value="9.920854" calcext:value-type="float">
            <text:p>9,9208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572114" calcext:value-type="float">
            <text:p>9,572114</text:p>
          </table:table-cell>
          <table:table-cell table:number-columns-repeated="4"/>
        </table:table-row>
        <table:table-row table:style-name="ro2">
          <table:table-cell office:value-type="float" office:value="9.542841" calcext:value-type="float">
            <text:p>9,542841</text:p>
          </table:table-cell>
          <table:table-cell table:number-columns-repeated="4"/>
        </table:table-row>
        <table:table-row table:style-name="ro2">
          <table:table-cell office:value-type="float" office:value="9.595218" calcext:value-type="float">
            <text:p>9,595218</text:p>
          </table:table-cell>
          <table:table-cell table:style-name="ce34" table:formula="of:=SUM([.A24:.A33])" office:value-type="float" office:value="95.412566" calcext:value-type="float">
            <text:p>95,41</text:p>
          </table:table-cell>
          <table:table-cell table:number-columns-repeated="3"/>
        </table:table-row>
        <table:table-row table:style-name="ro2">
          <table:table-cell office:value-type="float" office:value="9.578351" calcext:value-type="float">
            <text:p>9,578351</text:p>
          </table:table-cell>
          <table:table-cell table:number-columns-repeated="4"/>
        </table:table-row>
        <table:table-row table:style-name="ro2">
          <table:table-cell office:value-type="float" office:value="9.56456" calcext:value-type="float">
            <text:p>9,56456</text:p>
          </table:table-cell>
          <table:table-cell table:number-columns-repeated="4"/>
        </table:table-row>
        <table:table-row table:style-name="ro2">
          <table:table-cell office:value-type="float" office:value="9.545031" calcext:value-type="float">
            <text:p>9,545031</text:p>
          </table:table-cell>
          <table:table-cell table:number-columns-repeated="4"/>
        </table:table-row>
        <table:table-row table:style-name="ro2">
          <table:table-cell office:value-type="float" office:value="9.446165" calcext:value-type="float">
            <text:p>9,446165</text:p>
          </table:table-cell>
          <table:table-cell table:number-columns-repeated="4"/>
        </table:table-row>
        <table:table-row table:style-name="ro2">
          <table:table-cell office:value-type="float" office:value="9.515963" calcext:value-type="float">
            <text:p>9,515963</text:p>
          </table:table-cell>
          <table:table-cell table:number-columns-repeated="4"/>
        </table:table-row>
        <table:table-row table:style-name="ro2">
          <table:table-cell office:value-type="float" office:value="9.538695" calcext:value-type="float">
            <text:p>9,538695</text:p>
          </table:table-cell>
          <table:table-cell table:number-columns-repeated="4"/>
        </table:table-row>
        <table:table-row table:style-name="ro2">
          <table:table-cell office:value-type="float" office:value="9.513628" calcext:value-type="float">
            <text:p>9,5136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49839" calcext:value-type="float">
            <text:p>9,49839</text:p>
          </table:table-cell>
          <table:table-cell table:number-columns-repeated="4"/>
        </table:table-row>
        <table:table-row table:style-name="ro2">
          <table:table-cell office:value-type="float" office:value="9.524715" calcext:value-type="float">
            <text:p>9,524715</text:p>
          </table:table-cell>
          <table:table-cell table:number-columns-repeated="4"/>
        </table:table-row>
        <table:table-row table:style-name="ro2">
          <table:table-cell office:value-type="float" office:value="9.393272" calcext:value-type="float">
            <text:p>9,393272</text:p>
          </table:table-cell>
          <table:table-cell table:number-columns-repeated="4"/>
        </table:table-row>
        <table:table-row table:style-name="ro2">
          <table:table-cell office:value-type="float" office:value="9.580048" calcext:value-type="float">
            <text:p>9,580048</text:p>
          </table:table-cell>
          <table:table-cell table:number-columns-repeated="4"/>
        </table:table-row>
        <table:table-row table:style-name="ro2">
          <table:table-cell office:value-type="float" office:value="9.334049" calcext:value-type="float">
            <text:p>9,334049</text:p>
          </table:table-cell>
          <table:table-cell table:number-columns-repeated="4"/>
        </table:table-row>
        <table:table-row table:style-name="ro2">
          <table:table-cell office:value-type="float" office:value="9.327223" calcext:value-type="float">
            <text:p>9,327223</text:p>
          </table:table-cell>
          <table:table-cell table:number-columns-repeated="4"/>
        </table:table-row>
        <table:table-row table:style-name="ro2">
          <table:table-cell office:value-type="float" office:value="9.529672" calcext:value-type="float">
            <text:p>9,529672</text:p>
          </table:table-cell>
          <table:table-cell table:number-columns-repeated="4"/>
        </table:table-row>
        <table:table-row table:style-name="ro2">
          <table:table-cell office:value-type="float" office:value="9.532709" calcext:value-type="float">
            <text:p>9,532709</text:p>
          </table:table-cell>
          <table:table-cell table:number-columns-repeated="4"/>
        </table:table-row>
        <table:table-row table:style-name="ro2">
          <table:table-cell office:value-type="float" office:value="9.527129" calcext:value-type="float">
            <text:p>9,527129</text:p>
          </table:table-cell>
          <table:table-cell table:number-columns-repeated="4"/>
        </table:table-row>
        <table:table-row table:style-name="ro2">
          <table:table-cell office:value-type="float" office:value="10.432028" calcext:value-type="float">
            <text:p>10,4320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0.203682" calcext:value-type="float">
            <text:p>10,203682</text:p>
          </table:table-cell>
          <table:table-cell table:number-columns-repeated="4"/>
        </table:table-row>
        <table:table-row table:style-name="ro2">
          <table:table-cell office:value-type="float" office:value="10.059284" calcext:value-type="float">
            <text:p>10,059284</text:p>
          </table:table-cell>
          <table:table-cell table:number-columns-repeated="4"/>
        </table:table-row>
        <table:table-row table:style-name="ro2">
          <table:table-cell office:value-type="float" office:value="9.60241" calcext:value-type="float">
            <text:p>9,60241</text:p>
          </table:table-cell>
          <table:table-cell table:number-columns-repeated="4"/>
        </table:table-row>
        <table:table-row table:style-name="ro2">
          <table:table-cell office:value-type="float" office:value="9.418483" calcext:value-type="float">
            <text:p>9,418483</text:p>
          </table:table-cell>
          <table:table-cell table:number-columns-repeated="4"/>
        </table:table-row>
        <table:table-row table:style-name="ro2">
          <table:table-cell office:value-type="float" office:value="9.402304" calcext:value-type="float">
            <text:p>9,402304</text:p>
          </table:table-cell>
          <table:table-cell table:number-columns-repeated="4"/>
        </table:table-row>
        <table:table-row table:style-name="ro2">
          <table:table-cell office:value-type="float" office:value="9.42362" calcext:value-type="float">
            <text:p>9,42362</text:p>
          </table:table-cell>
          <table:table-cell table:number-columns-repeated="4"/>
        </table:table-row>
        <table:table-row table:style-name="ro2">
          <table:table-cell office:value-type="float" office:value="9.41777" calcext:value-type="float">
            <text:p>9,41777</text:p>
          </table:table-cell>
          <table:table-cell table:number-columns-repeated="4"/>
        </table:table-row>
        <table:table-row table:style-name="ro2">
          <table:table-cell office:value-type="float" office:value="9.42443" calcext:value-type="float">
            <text:p>9,42443</text:p>
          </table:table-cell>
          <table:table-cell table:number-columns-repeated="4"/>
        </table:table-row>
        <table:table-row table:style-name="ro2">
          <table:table-cell office:value-type="float" office:value="9.408825" calcext:value-type="float">
            <text:p>9,408825</text:p>
          </table:table-cell>
          <table:table-cell table:number-columns-repeated="4"/>
        </table:table-row>
        <table:table-row table:style-name="ro2">
          <table:table-cell office:value-type="float" office:value="9.607929" calcext:value-type="float">
            <text:p>9,6079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600486" calcext:value-type="float">
            <text:p>9,600486</text:p>
          </table:table-cell>
          <table:table-cell table:number-columns-repeated="4"/>
        </table:table-row>
        <table:table-row table:style-name="ro2">
          <table:table-cell office:value-type="float" office:value="9.681398" calcext:value-type="float">
            <text:p>9,681398</text:p>
          </table:table-cell>
          <table:table-cell table:number-columns-repeated="4"/>
        </table:table-row>
        <table:table-row table:style-name="ro2">
          <table:table-cell office:value-type="float" office:value="9.551478" calcext:value-type="float">
            <text:p>9,551478</text:p>
          </table:table-cell>
          <table:table-cell table:number-columns-repeated="4"/>
        </table:table-row>
        <table:table-row table:style-name="ro2">
          <table:table-cell office:value-type="float" office:value="9.424646" calcext:value-type="float">
            <text:p>9,424646</text:p>
          </table:table-cell>
          <table:table-cell table:number-columns-repeated="4"/>
        </table:table-row>
        <table:table-row table:style-name="ro2">
          <table:table-cell office:value-type="float" office:value="9.573806" calcext:value-type="float">
            <text:p>9,573806</text:p>
          </table:table-cell>
          <table:table-cell table:number-columns-repeated="4"/>
        </table:table-row>
        <table:table-row table:style-name="ro2">
          <table:table-cell office:value-type="float" office:value="9.604205" calcext:value-type="float">
            <text:p>9,604205</text:p>
          </table:table-cell>
          <table:table-cell table:number-columns-repeated="4"/>
        </table:table-row>
        <table:table-row table:style-name="ro2">
          <table:table-cell office:value-type="float" office:value="9.686929" calcext:value-type="float">
            <text:p>9,686929</text:p>
          </table:table-cell>
          <table:table-cell table:number-columns-repeated="4"/>
        </table:table-row>
        <table:table-row table:style-name="ro2">
          <table:table-cell office:value-type="float" office:value="9.759539" calcext:value-type="float">
            <text:p>9,759539</text:p>
          </table:table-cell>
          <table:table-cell table:number-columns-repeated="4"/>
        </table:table-row>
        <table:table-row table:style-name="ro2">
          <table:table-cell office:value-type="float" office:value="9.558425" calcext:value-type="float">
            <text:p>9,558425</text:p>
          </table:table-cell>
          <table:table-cell table:number-columns-repeated="4"/>
        </table:table-row>
        <table:table-row table:style-name="ro2">
          <table:table-cell office:value-type="float" office:value="9.70046" calcext:value-type="float">
            <text:p>9,700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728302" calcext:value-type="float">
            <text:p>9,728302</text:p>
          </table:table-cell>
          <table:table-cell table:number-columns-repeated="4"/>
        </table:table-row>
        <table:table-row table:style-name="ro2">
          <table:table-cell office:value-type="float" office:value="9.322785" calcext:value-type="float">
            <text:p>9,322785</text:p>
          </table:table-cell>
          <table:table-cell table:number-columns-repeated="4"/>
        </table:table-row>
        <table:table-row table:style-name="ro2">
          <table:table-cell office:value-type="float" office:value="9.348787" calcext:value-type="float">
            <text:p>9,348787</text:p>
          </table:table-cell>
          <table:table-cell table:number-columns-repeated="4"/>
        </table:table-row>
        <table:table-row table:style-name="ro2">
          <table:table-cell office:value-type="float" office:value="9.612974" calcext:value-type="float">
            <text:p>9,612974</text:p>
          </table:table-cell>
          <table:table-cell table:number-columns-repeated="4"/>
        </table:table-row>
        <table:table-row table:style-name="ro2">
          <table:table-cell office:value-type="float" office:value="9.336311" calcext:value-type="float">
            <text:p>9,336311</text:p>
          </table:table-cell>
          <table:table-cell table:number-columns-repeated="4"/>
        </table:table-row>
        <table:table-row table:style-name="ro2">
          <table:table-cell office:value-type="float" office:value="9.328767" calcext:value-type="float">
            <text:p>9,328767</text:p>
          </table:table-cell>
          <table:table-cell table:number-columns-repeated="4"/>
        </table:table-row>
        <table:table-row table:style-name="ro2">
          <table:table-cell office:value-type="float" office:value="9.615899" calcext:value-type="float">
            <text:p>9,615899</text:p>
          </table:table-cell>
          <table:table-cell table:number-columns-repeated="4"/>
        </table:table-row>
        <table:table-row table:style-name="ro2">
          <table:table-cell office:value-type="float" office:value="9.611996" calcext:value-type="float">
            <text:p>9,611996</text:p>
          </table:table-cell>
          <table:table-cell table:number-columns-repeated="4"/>
        </table:table-row>
        <table:table-row table:style-name="ro2">
          <table:table-cell office:value-type="float" office:value="9.666345" calcext:value-type="float">
            <text:p>9,666345</text:p>
          </table:table-cell>
          <table:table-cell table:number-columns-repeated="4"/>
        </table:table-row>
        <table:table-row table:style-name="ro2">
          <table:table-cell office:value-type="float" office:value="9.6581" calcext:value-type="float">
            <text:p>9,65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621823" calcext:value-type="float">
            <text:p>9,621823</text:p>
          </table:table-cell>
          <table:table-cell table:number-columns-repeated="4"/>
        </table:table-row>
        <table:table-row table:style-name="ro2">
          <table:table-cell office:value-type="float" office:value="9.646035" calcext:value-type="float">
            <text:p>9,646035</text:p>
          </table:table-cell>
          <table:table-cell table:number-columns-repeated="4"/>
        </table:table-row>
        <table:table-row table:style-name="ro2">
          <table:table-cell office:value-type="float" office:value="9.323782" calcext:value-type="float">
            <text:p>9,323782</text:p>
          </table:table-cell>
          <table:table-cell table:number-columns-repeated="4"/>
        </table:table-row>
        <table:table-row table:style-name="ro2">
          <table:table-cell office:value-type="float" office:value="9.625724" calcext:value-type="float">
            <text:p>9,625724</text:p>
          </table:table-cell>
          <table:table-cell table:number-columns-repeated="4"/>
        </table:table-row>
        <table:table-row table:style-name="ro2">
          <table:table-cell office:value-type="float" office:value="9.647846" calcext:value-type="float">
            <text:p>9,647846</text:p>
          </table:table-cell>
          <table:table-cell table:number-columns-repeated="4"/>
        </table:table-row>
        <table:table-row table:style-name="ro2">
          <table:table-cell office:value-type="float" office:value="9.631001" calcext:value-type="float">
            <text:p>9,631001</text:p>
          </table:table-cell>
          <table:table-cell table:number-columns-repeated="4"/>
        </table:table-row>
        <table:table-row table:style-name="ro2">
          <table:table-cell office:value-type="float" office:value="9.63012" calcext:value-type="float">
            <text:p>9,63012</text:p>
          </table:table-cell>
          <table:table-cell table:number-columns-repeated="4"/>
        </table:table-row>
        <table:table-row table:style-name="ro2">
          <table:table-cell office:value-type="float" office:value="9.607288" calcext:value-type="float">
            <text:p>9,607288</text:p>
          </table:table-cell>
          <table:table-cell table:number-columns-repeated="4"/>
        </table:table-row>
        <table:table-row table:style-name="ro2">
          <table:table-cell office:value-type="float" office:value="9.633103" calcext:value-type="float">
            <text:p>9,633103</text:p>
          </table:table-cell>
          <table:table-cell table:number-columns-repeated="4"/>
        </table:table-row>
        <table:table-row table:style-name="ro2">
          <table:table-cell office:value-type="float" office:value="9.549689" calcext:value-type="float">
            <text:p>9,5496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34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34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1540.13" calcext:value-type="float">
            <text:p>11540,13</text:p>
          </table:table-cell>
          <table:table-cell table:style-name="ce32" table:formula="of:=[$'tempo-e-vazaoV1'.C18]" office:value-type="float" office:value="9886" calcext:value-type="float">
            <text:p>9886,00</text:p>
          </table:table-cell>
          <table:table-cell table:style-name="ce32" table:formula="of:=[$'tempo-e-vazaoV1'.D18]" office:value-type="float" office:value="9541" calcext:value-type="float">
            <text:p>9541,00</text:p>
          </table:table-cell>
          <table:table-cell table:style-name="ce32" table:formula="of:=[$'tempo-e-vazaoV1'.E18]" office:value-type="float" office:value="9568" calcext:value-type="float">
            <text:p>9568,00</text:p>
          </table:table-cell>
          <table:table-cell table:style-name="ce32" table:formula="of:=[$'tempo-e-vazaoV1'.F18]" office:value-type="float" office:value="9597" calcext:value-type="float">
            <text:p>9597,00</text:p>
          </table:table-cell>
          <table:table-cell table:style-name="ce32" table:formula="of:=[$'tempo-e-vazaoV1'.G18]" office:value-type="float" office:value="9614" calcext:value-type="float">
            <text:p>9614,00</text:p>
          </table:table-cell>
          <table:table-cell table:style-name="ce32" table:formula="of:=[$'tempo-e-vazaoV1'.H18]" office:value-type="float" office:value="9523" calcext:value-type="float">
            <text:p>9523,00</text:p>
          </table:table-cell>
          <table:table-cell table:style-name="ce32" table:formula="of:=[$'tempo-e-vazaoV1'.I18]" office:value-type="float" office:value="9592" calcext:value-type="float">
            <text:p>9592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11" calcext:value-type="float">
            <text:p>0.11</text:p>
          </table:table-cell>
          <table:table-cell table:style-name="ce33" table:formula="of:=ROUND([.C3]/[.C4];2)" office:value-type="float" office:value="0.08" calcext:value-type="float">
            <text:p>0.08</text:p>
          </table:table-cell>
          <table:table-cell table:style-name="ce33" table:formula="of:=ROUND([.D3]/[.D4];2)" office:value-type="float" office:value="0.07" calcext:value-type="float">
            <text:p>0.07</text:p>
          </table:table-cell>
          <table:table-cell table:style-name="ce33" table:formula="of:=ROUND([.E3]/[.E4];2)" office:value-type="float" office:value="0.07" calcext:value-type="float">
            <text:p>0.07</text:p>
          </table:table-cell>
          <table:table-cell table:style-name="ce33" table:formula="of:=ROUND([.F3]/[.F4];2)" office:value-type="float" office:value="0.07" calcext:value-type="float">
            <text:p>0.07</text:p>
          </table:table-cell>
          <table:table-cell table:style-name="ce33" table:formula="of:=ROUND([.G3]/[.G4];2)" office:value-type="float" office:value="0.07" calcext:value-type="float">
            <text:p>0.07</text:p>
          </table:table-cell>
          <table:table-cell table:style-name="ce33" table:formula="of:=ROUND([.H3]/[.H4];2)" office:value-type="float" office:value="0.07" calcext:value-type="float">
            <text:p>0.07</text:p>
          </table:table-cell>
          <table:table-cell table:style-name="ce33" table:formula="of:=ROUND([.I3]/[.I4];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07T17:53:27.581348883</dc:date>
    <meta:editing-duration>PT10H12M56S</meta:editing-duration>
    <meta:editing-cycles>40</meta:editing-cycles>
    <meta:document-statistic meta:table-count="5" meta:cell-count="58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1.497cm" svg:y="0.318cm" chart:style-name="ch2">
          <text:p>Soma de prefixos paralela com Pthreads (long long)</text:p>
        </chart:title>
        <chart:legend chart:legend-position="end" svg:x="4.683cm" svg:y="3.485cm" style:legend-expansion="custom" svg:width="4.604cm" svg:height="1.587cm" style:legend-expansion-aspect-ratio="2.90107120352867" chart:style-name="ch3"/>
        <chart:plot-area chart:style-name="ch4" table:cell-range-address="'tempo-e-vazaoV1'.A42:'tempo-e-vazaoV1'.I44" chart:data-source-has-labels="both" svg:x="0.955cm" svg:y="1.8cm" svg:width="9.606cm" svg:height="6.358cm">
          <chart:coordinate-region svg:x="1.682cm" svg:y="2cm" svg:width="8.442cm" svg:height="5.511cm"/>
          <chart:axis chart:dimension="x" chart:name="primary-x" chart:style-name="ch5" chartooo:axis-type="auto">
            <chartooo:date-scale/>
            <chart:title svg:x="5.026cm" svg:y="8.338cm" chart:style-name="ch6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7">
            <chart:title svg:x="0.014cm" svg:y="6.646cm" chart:style-name="ch8">
              <text:p>vazao média (MEls/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2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1">
                <text:p>1</text:p>
                <draw:g>
                  <svg:desc>'tempo-e-vazaoV1'.B43:'tempo-e-vazaoV1'.I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17">
                <text:p>1.17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542cm" svg:y="0.363cm" chart:style-name="ch2">
          <text:p>Soma de prefixos paralela com Pthreads (long int)</text:p>
        </chart:title>
        <chart:legend chart:legend-position="end" svg:x="4.128cm" svg:y="2.194cm" style:legend-expansion="custom" svg:width="4.471cm" svg:height="1.585cm" style:legend-expansion-aspect-ratio="2.82082018927445" chart:style-name="ch3"/>
        <chart:plot-area chart:style-name="ch4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73cm" svg:y="8.437cm" chart:style-name="ch6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2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1.555cm" svg:y="0.372cm" chart:style-name="ch2">
          <text:p>Soma de prefixos paralela com Pthreads (long int)</text:p>
        </chart:title>
        <chart:legend chart:legend-position="end" svg:x="4.879cm" svg:y="5.373cm" style:legend-expansion="custom" svg:width="4.604cm" svg:height="1.587cm" style:legend-expansion-aspect-ratio="2.90107120352867" chart:style-name="ch3"/>
        <chart:plot-area chart:style-name="ch4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5" chartooo:axis-type="auto">
            <chartooo:date-scale/>
            <chart:title svg:x="4.986cm" svg:y="8.338cm" chart:style-name="ch6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7">
            <chart:title svg:x="0.014cm" svg:y="6.645cm" chart:style-name="ch8">
              <text:p>vazao média (MEls/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2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1cm" svg:y="0.363cm" chart:style-name="ch2">
          <text:p>Soma de prefixos paralela com Pthreads (long long)</text:p>
        </chart:title>
        <chart:legend chart:legend-position="end" svg:x="4.074cm" svg:y="3.946cm" style:legend-expansion="custom" svg:width="4.471cm" svg:height="1.585cm" style:legend-expansion-aspect-ratio="2.82082018927445" chart:style-name="ch3"/>
        <chart:plot-area chart:style-name="ch4" table:cell-range-address="'tempo-e-vazaoV1'.A17:'tempo-e-vazaoV1'.I19" chart:data-source-has-labels="both" svg:x="0.517cm" svg:y="1.912cm" svg:width="9.705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637cm" svg:y="8.437cm" chart:style-name="ch6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2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1540.13">
                <text:p>11540.13</text:p>
                <draw:g>
                  <svg:desc>'tempo-e-vazaoV1'.B18:'tempo-e-vazaoV1'.I18</svg:desc>
                </draw:g>
              </table:table-cell>
              <table:table-cell office:value-type="float" office:value="9886">
                <text:p>9886</text:p>
              </table:table-cell>
              <table:table-cell office:value-type="float" office:value="9541">
                <text:p>9541</text:p>
              </table:table-cell>
              <table:table-cell office:value-type="float" office:value="9568">
                <text:p>9568</text:p>
              </table:table-cell>
              <table:table-cell office:value-type="float" office:value="9597">
                <text:p>9597</text:p>
              </table:table-cell>
              <table:table-cell office:value-type="float" office:value="9614">
                <text:p>9614</text:p>
              </table:table-cell>
              <table:table-cell office:value-type="float" office:value="9523">
                <text:p>9523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17">
                <text:p>1.17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177cm" svg:y="0.106cm" chart:style-name="ch2">
          <text:p>Soma de prefixos paralela com Pthreads (long int)
      (comparação de versões: v1 com v2)</text:p>
        </chart:title>
        <chart:legend chart:legend-position="end" svg:x="4.279cm" svg:y="3.808cm" style:legend-expansion="custom" svg:width="5.239cm" svg:height="1.585cm" style:legend-expansion-aspect-ratio="3.30536277602524" chart:style-name="ch3"/>
        <chart:plot-area chart:style-name="ch4" table:cell-range-address="'compara-v1-e-v0'.B2:'compara-v1-e-v0'.I5 'compara-v1-e-v0'.A3:'compara-v1-e-v0'.A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5" chartooo:axis-type="auto">
            <chartooo:date-scale/>
            <chart:title svg:x="4.73cm" svg:y="8.437cm" chart:style-name="ch6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7">
            <chart:title svg:x="0cm" svg:y="6.496cm" chart:style-name="ch8">
              <text:p>Tempo médio (m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2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3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1540.13">
                <text:p>11540.13</text:p>
                <draw:g>
                  <svg:desc>'compara-v1-e-v0'.B4:'compara-v1-e-v0'.I4</svg:desc>
                </draw:g>
              </table:table-cell>
              <table:table-cell office:value-type="float" office:value="9886">
                <text:p>9886</text:p>
              </table:table-cell>
              <table:table-cell office:value-type="float" office:value="9541">
                <text:p>9541</text:p>
              </table:table-cell>
              <table:table-cell office:value-type="float" office:value="9568">
                <text:p>9568</text:p>
              </table:table-cell>
              <table:table-cell office:value-type="float" office:value="9597">
                <text:p>9597</text:p>
              </table:table-cell>
              <table:table-cell office:value-type="float" office:value="9614">
                <text:p>9614</text:p>
              </table:table-cell>
              <table:table-cell office:value-type="float" office:value="9523">
                <text:p>9523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11">
                <text:p>0.11</text:p>
                <draw:g>
                  <svg:desc>'compara-v1-e-v0'.B5:'compara-v1-e-v0'.I5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